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dd4cf" officeooo:paragraph-rsid="001dd4cf"/>
    </style:style>
    <style:style style:name="P2" style:family="paragraph" style:parent-style-name="Standard">
      <style:paragraph-properties fo:text-align="center" style:justify-single-word="false"/>
      <style:text-properties officeooo:rsid="001dd4cf" officeooo:paragraph-rsid="00204932"/>
    </style:style>
    <style:style style:name="P3" style:family="paragraph" style:parent-style-name="Standard">
      <style:text-properties officeooo:paragraph-rsid="001dd4cf"/>
    </style:style>
    <style:style style:name="P4" style:family="paragraph" style:parent-style-name="Standard">
      <style:text-properties officeooo:rsid="001fb379" officeooo:paragraph-rsid="001fb379"/>
    </style:style>
    <style:style style:name="P5" style:family="paragraph" style:parent-style-name="Standard">
      <style:text-properties officeooo:rsid="00204932" officeooo:paragraph-rsid="00204932"/>
    </style:style>
    <style:style style:name="P6" style:family="paragraph" style:parent-style-name="Standard">
      <style:paragraph-properties fo:text-align="start" style:justify-single-word="false"/>
      <style:text-properties officeooo:rsid="0021d201" officeooo:paragraph-rsid="0021d201"/>
    </style:style>
    <style:style style:name="P7" style:family="paragraph" style:parent-style-name="Standard">
      <style:paragraph-properties fo:text-align="start" style:justify-single-word="false"/>
      <style:text-properties officeooo:paragraph-rsid="0021d201"/>
    </style:style>
    <style:style style:name="T1" style:family="text">
      <style:text-properties officeooo:rsid="001dd4cf"/>
    </style:style>
    <style:style style:name="T2" style:family="text">
      <style:text-properties officeooo:rsid="001fb379"/>
    </style:style>
    <style:style style:name="T3" style:family="text">
      <style:text-properties officeooo:rsid="0021d20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ussell Strauss &amp; Jiewen Wang</text:p>
      <text:p text:style-name="P5">CS 6497 Computational Aesthetics</text:p>
      <text:p text:style-name="P5">Fall 2019</text:p>
      <text:p text:style-name="P2"><text:span text:style-name="T2">P2 </text:span>Rhythm Wheel</text:p>
      <text:p text:style-name="P2"/>
      <text:p text:style-name="P7"><text:span text:style-name="T3">Demo video part 1, rhythm: </text:span><text:a xlink:type="simple" xlink:href="https://youtu.be/eeAbadWr1r4" text:style-name="Internet_20_link" text:visited-style-name="Visited_20_Internet_20_Link"><text:span text:style-name="T3">https://youtu.be/eeAbadWr1r4</text:span></text:a><text:span text:style-name="T3"> </text:span></text:p>
      <text:p text:style-name="P6">Demo video part 2, melody: </text:p>
      <text:p text:style-name="P1"/>
      <text:p text:style-name="P3"><text:span text:style-name="T1"><text:tab/>The rhythm wheel gives us an intuitive way to interact and manipulate rhythms. The wheel aligns itself to the structure a clock, a form that many are attuned to represent time. Each angular portion of the wheel represents a beat and the different tracks from the inner to outer wheel represent different instruments. The user interface provides a unique experience to manipulate and interact with the different beats. With an even number of beats on the wheel, the notes appearing opposite from each other on the wheel will play in beat with each other. In technical terms, every beat plays at constant rate, regardless of the condition of the wheel. Yet, by manipulating the length of the wheel and interstitial spacing of the different notes, a pleasant nearly infinite permutations of beats can be formed. The visual relationship of the wheel also provides the user with a mechanism in which to interact and expect beats to be either on, slightly-on, or off rhythm beats, which is highly important when interacting with time-based user interface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16T23:21:31.561000000</meta:creation-date>
    <dc:date>2019-10-17T02:19:41.111000000</dc:date>
    <meta:editing-duration>PT35M38S</meta:editing-duration>
    <meta:editing-cycles>2</meta:editing-cycles>
    <meta:generator>LibreOffice/6.3.0.4$Windows_X86_64 LibreOffice_project/057fc023c990d676a43019934386b85b21a9ee99</meta:generator>
    <meta:document-statistic meta:table-count="0" meta:image-count="0" meta:object-count="0" meta:page-count="1" meta:paragraph-count="7" meta:word-count="199" meta:character-count="1219" meta:non-whitespace-character-count="1024"/>
  </office:meta>
</office:document-meta>
</file>